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5f7" officeooo:paragraph-rsid="0017e5f7"/>
    </style:style>
    <style:style style:name="P2" style:family="paragraph" style:parent-style-name="Standard">
      <style:text-properties officeooo:rsid="001a9af7" officeooo:paragraph-rsid="001a9af7"/>
    </style:style>
    <style:style style:name="P3" style:family="paragraph" style:parent-style-name="Standard">
      <style:paragraph-properties fo:margin-left="1.9693in" fo:margin-right="0in" fo:text-indent="0in" style:auto-text-indent="false"/>
      <style:text-properties fo:font-size="14pt" fo:font-weight="bold" officeooo:rsid="0017e5f7" officeooo:paragraph-rsid="0017e5f7" style:font-size-asian="14pt" style:font-weight-asian="bold" style:font-size-complex="14pt" style:font-weight-complex="bold"/>
    </style:style>
    <style:style style:name="T1" style:family="text">
      <style:text-properties officeooo:rsid="001e2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lain the null terminator \0</text:p>
      <text:p text:style-name="P1"/>
      <text:p text:style-name="P2">The end character of the array of string will be null terminator, and the C program compiler will put zero at the end cell.</text:p>
      <text:p text:style-name="P2">We should also be aware that if we put at any cell of the array of string a ‘<text:span text:style-name="T1">\</text:span>0’, the rest of the characters will be treated as <text:s/>null termin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2:54:41.431322946</meta:creation-date>
    <dc:date>2019-05-02T21:27:53.708153369</dc:date>
    <meta:editing-duration>PT37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59" meta:character-count="298" meta:non-whitespace-character-count="241"/>
  </office:meta>
</office:document-meta>
</file>